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sans-serif"/>
    <style:font-face style:name="KievitPro" svg:font-family="KievitPro, Helvetica, Roboto, Arial, sans-serif"/>
    <style:font-face style:name="Montserrat" svg:font-family="Montserrat, sans-serif"/>
    <style:font-face style:name="OpenSymbol" svg:font-family="OpenSymbol"/>
    <style:font-face style:name="Tahoma1" svg:font-family="Tahoma"/>
    <style:font-face style:name="inherit" svg:font-family="inherit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fo:language="ru" fo:country="RU" officeooo:rsid="001fd2e3" officeooo:paragraph-rsid="001fd2e3" style:font-size-asian="14pt" style:font-size-complex="14pt"/>
    </style:style>
    <style:style style:name="P2" style:family="paragraph" style:parent-style-name="Standard">
      <style:text-properties fo:language="ru" fo:country="RU" officeooo:paragraph-rsid="004edc3a"/>
    </style:style>
    <style:style style:name="P3" style:family="paragraph" style:parent-style-name="Standard">
      <style:text-properties fo:color="#000000" style:font-name="Times New Roman" fo:font-size="12pt" fo:language="ru" fo:country="RU" officeooo:rsid="003d02a3" officeooo:paragraph-rsid="003d02a3" style:font-size-asian="12pt" style:font-size-complex="12pt"/>
    </style:style>
    <style:style style:name="P4" style:family="paragraph" style:parent-style-name="Standard">
      <style:text-properties fo:color="#000000" style:font-name="Times New Roman" fo:font-size="12pt" fo:language="ru" fo:country="RU" officeooo:rsid="003d02a3" officeooo:paragraph-rsid="00499f88" style:font-size-asian="12pt" style:font-size-complex="12pt"/>
    </style:style>
    <style:style style:name="P5" style:family="paragraph" style:parent-style-name="Standard">
      <style:text-properties fo:color="#000000" style:font-name="Times New Roman" fo:font-size="12pt" fo:language="ru" fo:country="RU" officeooo:rsid="003d02a3" officeooo:paragraph-rsid="004edc3a" style:font-size-asian="12pt" style:font-size-complex="12pt"/>
    </style:style>
    <style:style style:name="P6" style:family="paragraph" style:parent-style-name="Standard">
      <style:text-properties fo:color="#000000" style:font-name="Times New Roman" fo:font-size="12pt" fo:language="ru" fo:country="RU" officeooo:rsid="002b371b" officeooo:paragraph-rsid="0048d383" style:font-size-asian="12pt" style:font-size-complex="12pt"/>
    </style:style>
    <style:style style:name="P7" style:family="paragraph" style:parent-style-name="Standard">
      <style:text-properties fo:color="#000000" style:font-name="Times New Roman" fo:font-size="12pt" fo:language="ru" fo:country="RU" officeooo:rsid="00163796" officeooo:paragraph-rsid="0048d383" style:font-size-asian="12pt" style:font-size-complex="12pt"/>
    </style:style>
    <style:style style:name="P8" style:family="paragraph" style:parent-style-name="Standard">
      <style:text-properties fo:color="#000000" style:font-name="Times New Roman" fo:font-size="12pt" fo:language="ru" fo:country="RU" officeooo:rsid="00163796" officeooo:paragraph-rsid="004b9a15" style:font-size-asian="12pt" style:font-size-complex="12pt"/>
    </style:style>
    <style:style style:name="P9" style:family="paragraph" style:parent-style-name="Standard">
      <style:text-properties fo:color="#000000" style:font-name="Times New Roman" fo:font-size="12pt" fo:language="ru" fo:country="RU" officeooo:rsid="00163796" officeooo:paragraph-rsid="004d56bf" style:font-size-asian="12pt" style:font-size-complex="12pt"/>
    </style:style>
    <style:style style:name="P10" style:family="paragraph" style:parent-style-name="Standard">
      <style:text-properties fo:color="#000000" style:font-name="Times New Roman" fo:font-size="12pt" fo:language="ru" fo:country="RU" officeooo:rsid="00163796" officeooo:paragraph-rsid="004edc3a" style:font-size-asian="12pt" style:font-size-complex="12pt"/>
    </style:style>
    <style:style style:name="P11" style:family="paragraph" style:parent-style-name="Standard">
      <style:text-properties fo:color="#000000" style:font-name="Times New Roman" fo:font-size="12pt" fo:language="ru" fo:country="RU" officeooo:rsid="0022516a" officeooo:paragraph-rsid="0049b793" style:font-size-asian="12pt" style:font-size-complex="12pt"/>
    </style:style>
    <style:style style:name="P12" style:family="paragraph" style:parent-style-name="Standard">
      <style:text-properties fo:color="#000000" style:font-name="Times New Roman" fo:font-size="12pt" fo:language="ru" fo:country="RU" officeooo:rsid="0022516a" officeooo:paragraph-rsid="0049fb26" style:font-size-asian="12pt" style:font-size-complex="12pt"/>
    </style:style>
    <style:style style:name="P13" style:family="paragraph" style:parent-style-name="Standard">
      <style:text-properties fo:color="#000000" style:font-name="Times New Roman" fo:font-size="12pt" fo:language="ru" fo:country="RU" officeooo:rsid="0022516a" officeooo:paragraph-rsid="004b9a15" style:font-size-asian="12pt" style:font-size-complex="12pt"/>
    </style:style>
    <style:style style:name="P14" style:family="paragraph" style:parent-style-name="Standard">
      <style:text-properties fo:color="#000000" style:font-name="Times New Roman" fo:font-size="12pt" fo:language="ru" fo:country="RU" officeooo:rsid="0022516a" officeooo:paragraph-rsid="004edc3a" style:font-size-asian="12pt" style:font-size-complex="12pt"/>
    </style:style>
    <style:style style:name="P15" style:family="paragraph" style:parent-style-name="Standard">
      <style:text-properties fo:color="#000000" style:font-name="Times New Roman" fo:font-size="12pt" fo:language="ru" fo:country="RU" style:text-underline-style="solid" style:text-underline-width="auto" style:text-underline-color="font-color" officeooo:rsid="003d02a3" officeooo:paragraph-rsid="004edc3a" style:font-size-asian="12pt" style:font-size-complex="12pt"/>
    </style:style>
    <style:style style:name="P16" style:family="paragraph" style:parent-style-name="Standard">
      <style:text-properties fo:color="#000000" style:font-name="Times New Roman" fo:font-size="12pt" fo:language="ru" fo:country="RU" style:text-underline-style="solid" style:text-underline-width="auto" style:text-underline-color="font-color" officeooo:rsid="0022516a" officeooo:paragraph-rsid="004edc3a" style:font-size-asian="12pt" style:font-size-complex="12pt"/>
    </style:style>
    <style:style style:name="P17" style:family="paragraph" style:parent-style-name="Standard">
      <style:text-properties fo:font-variant="normal" fo:text-transform="none" fo:color="#ffffff" style:font-name="Times New Roman" fo:font-size="12pt" fo:letter-spacing="normal" fo:font-style="normal" fo:font-weight="normal" officeooo:paragraph-rsid="004041f3" style:font-size-asian="12pt" style:font-size-complex="12pt"/>
    </style:style>
    <style:style style:name="P18" style:family="paragraph" style:parent-style-name="Standard">
      <style:text-properties fo:font-variant="normal" fo:text-transform="none" fo:color="#333333" style:font-name="Times New Roman" fo:font-size="12pt" fo:letter-spacing="normal" fo:language="ru" fo:country="RU" fo:font-style="normal" fo:font-weight="normal" officeooo:rsid="001fd2e3" officeooo:paragraph-rsid="0048e4e3" style:font-size-asian="12pt" style:font-size-complex="12pt"/>
    </style:style>
    <style:style style:name="P19" style:family="paragraph" style:parent-style-name="Standard">
      <style:text-properties style:font-name="Times New Roman" fo:font-size="12pt" fo:language="ru" fo:country="RU" officeooo:rsid="001fd2e3" officeooo:paragraph-rsid="001fd2e3" style:font-size-asian="12pt" style:font-size-complex="12pt"/>
    </style:style>
    <style:style style:name="P20" style:family="paragraph" style:parent-style-name="Standard">
      <style:text-properties style:font-name="Times New Roman" fo:font-size="12pt" fo:language="ru" fo:country="RU" officeooo:rsid="001fd2e3" officeooo:paragraph-rsid="002bd1c1" style:font-size-asian="12pt" style:font-size-complex="12pt"/>
    </style:style>
    <style:style style:name="P21" style:family="paragraph" style:parent-style-name="Standard">
      <style:text-properties style:font-name="Times New Roman" fo:font-size="12pt" fo:language="ru" fo:country="RU" officeooo:rsid="001fd2e3" officeooo:paragraph-rsid="003d02a3" style:font-size-asian="12pt" style:font-size-complex="12pt"/>
    </style:style>
    <style:style style:name="P22" style:family="paragraph" style:parent-style-name="Standard">
      <style:text-properties style:font-name="Times New Roman" fo:font-size="12pt" fo:language="ru" fo:country="RU" officeooo:rsid="003d02a3" officeooo:paragraph-rsid="004041f3" style:font-size-asian="12pt" style:font-size-complex="12pt"/>
    </style:style>
    <style:style style:name="P23" style:family="paragraph" style:parent-style-name="Standard">
      <style:text-properties style:font-name="Times New Roman" fo:font-size="12pt" fo:language="ru" fo:country="RU" officeooo:rsid="003d02a3" officeooo:paragraph-rsid="003d02a3" style:font-size-asian="12pt" style:font-size-complex="12pt"/>
    </style:style>
    <style:style style:name="P24" style:family="paragraph" style:parent-style-name="Standard">
      <style:text-properties style:font-name="Times New Roman" fo:font-size="12pt" fo:language="ru" fo:country="RU" officeooo:rsid="0022516a" officeooo:paragraph-rsid="0022516a" style:font-size-asian="12pt" style:font-size-complex="12pt"/>
    </style:style>
    <style:style style:name="P25" style:family="paragraph" style:parent-style-name="Standard">
      <style:text-properties style:font-name="Times New Roman" fo:font-size="12pt" fo:language="ru" fo:country="RU" officeooo:rsid="002bd1c1" officeooo:paragraph-rsid="002bd1c1" style:font-size-asian="12pt" style:font-size-complex="12pt"/>
    </style:style>
    <style:style style:name="P26" style:family="paragraph" style:parent-style-name="Standard">
      <style:text-properties style:font-name="Times New Roman" fo:font-size="12pt" fo:language="ru" fo:country="RU" officeooo:rsid="00163796" officeooo:paragraph-rsid="0048d383" style:font-size-asian="12pt" style:font-size-complex="12pt"/>
    </style:style>
    <style:style style:name="P27" style:family="paragraph" style:parent-style-name="Standard">
      <style:text-properties style:font-name="Times New Roman" fo:font-size="12pt" fo:language="ru" fo:country="RU" officeooo:rsid="00163796" officeooo:paragraph-rsid="0048e4e3" style:font-size-asian="12pt" style:font-size-complex="12pt"/>
    </style:style>
    <style:style style:name="P28" style:family="paragraph" style:parent-style-name="Standard">
      <style:text-properties style:font-name="Times New Roman" fo:font-size="12pt" fo:language="ru" fo:country="RU" officeooo:rsid="00163796" officeooo:paragraph-rsid="0049b793" style:font-size-asian="12pt" style:font-size-complex="12pt"/>
    </style:style>
    <style:style style:name="P29" style:family="paragraph" style:parent-style-name="Standard">
      <style:text-properties style:font-name="Times New Roman" fo:font-size="12pt" fo:language="ru" fo:country="RU" officeooo:rsid="00163796" officeooo:paragraph-rsid="004b9a15" style:font-size-asian="12pt" style:font-size-complex="12pt"/>
    </style:style>
    <style:style style:name="P30" style:family="paragraph" style:parent-style-name="Standard">
      <style:text-properties style:font-name="Times New Roman" fo:font-size="12pt" fo:language="ru" fo:country="RU" officeooo:rsid="00163796" officeooo:paragraph-rsid="004d56bf" style:font-size-asian="12pt" style:font-size-complex="12pt"/>
    </style:style>
    <style:style style:name="P31" style:family="paragraph" style:parent-style-name="Standard">
      <style:text-properties style:font-name="Times New Roman" fo:font-size="12pt" fo:language="ru" fo:country="RU" officeooo:rsid="00163796" officeooo:paragraph-rsid="004edc3a" style:font-size-asian="12pt" style:font-size-complex="12pt"/>
    </style:style>
    <style:style style:name="P32" style:family="paragraph" style:parent-style-name="Standard">
      <style:text-properties style:font-name="Times New Roman" fo:font-size="12pt" fo:language="ru" fo:country="RU" officeooo:rsid="00163796" officeooo:paragraph-rsid="0050dbcd" style:font-size-asian="12pt" style:font-size-complex="12pt"/>
    </style:style>
    <style:style style:name="P33" style:family="paragraph" style:parent-style-name="Standard">
      <style:text-properties style:font-name="Times New Roman" fo:font-size="12pt" fo:language="ru" fo:country="RU" officeooo:rsid="001aed06" officeooo:paragraph-rsid="0048d383" style:font-size-asian="12pt" style:font-size-complex="12pt"/>
    </style:style>
    <style:style style:name="P34" style:family="paragraph" style:parent-style-name="Standard">
      <style:text-properties style:font-name="Times New Roman" fo:font-size="12pt" fo:language="ru" fo:country="RU" officeooo:rsid="002b371b" officeooo:paragraph-rsid="0048d383" style:font-size-asian="12pt" style:font-size-complex="12pt"/>
    </style:style>
    <style:style style:name="P35" style:family="paragraph" style:parent-style-name="Standard">
      <style:text-properties style:font-name="Times New Roman" fo:font-size="12pt" fo:language="ru" fo:country="RU" officeooo:paragraph-rsid="0050dbcd" style:font-size-asian="12pt" style:font-size-complex="12pt"/>
    </style:style>
    <style:style style:name="P36" style:family="paragraph" style:parent-style-name="Standard">
      <style:text-properties style:font-name="Times New Roman" fo:font-size="12pt" fo:language="ru" fo:country="RU" style:text-underline-style="solid" style:text-underline-width="auto" style:text-underline-color="font-color" officeooo:rsid="001fd2e3" officeooo:paragraph-rsid="001fd2e3" style:font-size-asian="12pt" style:font-size-complex="12pt"/>
    </style:style>
    <style:style style:name="P37" style:family="paragraph" style:parent-style-name="Standard">
      <style:text-properties style:font-name="Times New Roman" fo:font-size="12pt" fo:language="ru" fo:country="RU" style:text-underline-style="solid" style:text-underline-width="auto" style:text-underline-color="font-color" officeooo:rsid="001ad6f6" officeooo:paragraph-rsid="0048d383" style:font-size-asian="12pt" style:font-size-complex="12pt"/>
    </style:style>
    <style:style style:name="P38" style:family="paragraph" style:parent-style-name="Standard">
      <style:text-properties style:font-name="Times New Roman" fo:font-size="12pt" fo:language="ru" fo:country="RU" style:text-underline-style="solid" style:text-underline-width="auto" style:text-underline-color="font-color" officeooo:rsid="0012d281" officeooo:paragraph-rsid="0048d383" style:font-size-asian="12pt" style:font-size-complex="12pt"/>
    </style:style>
    <style:style style:name="P39" style:family="paragraph" style:parent-style-name="Standard">
      <style:text-properties style:font-name="Times New Roman" fo:font-size="12pt" officeooo:paragraph-rsid="00483c12" style:font-size-asian="12pt" style:font-size-complex="12pt"/>
    </style:style>
    <style:style style:name="P40" style:family="paragraph" style:parent-style-name="Standard">
      <style:text-properties style:font-name="Times New Roman" fo:font-size="12pt" officeooo:paragraph-rsid="0048d383" style:font-size-asian="12pt" style:font-size-complex="12pt"/>
    </style:style>
    <style:style style:name="P41" style:family="paragraph" style:parent-style-name="Standard">
      <style:text-properties style:font-name="Times New Roman" fo:font-size="12pt" officeooo:paragraph-rsid="0049b793" style:font-size-asian="12pt" style:font-size-complex="12pt"/>
    </style:style>
    <style:style style:name="P42" style:family="paragraph" style:parent-style-name="Standard">
      <style:text-properties style:font-name="Times New Roman" fo:font-size="12pt" officeooo:paragraph-rsid="004b9a15" style:font-size-asian="12pt" style:font-size-complex="12pt"/>
    </style:style>
    <style:style style:name="P43" style:family="paragraph" style:parent-style-name="Standard">
      <style:text-properties style:font-name="Times New Roman" fo:font-size="12pt" officeooo:paragraph-rsid="004edc3a" style:font-size-asian="12pt" style:font-size-complex="12pt"/>
    </style:style>
    <style:style style:name="P44" style:family="paragraph" style:parent-style-name="Standard">
      <style:text-properties style:font-name="Times New Roman" fo:font-size="12pt" fo:language="en" fo:country="US" officeooo:rsid="001aed06" officeooo:paragraph-rsid="0048d383" style:font-size-asian="12pt" style:font-size-complex="12pt"/>
    </style:style>
    <style:style style:name="P45" style:family="paragraph" style:parent-style-name="Standard">
      <style:paragraph-properties fo:line-height="150%"/>
      <style:text-properties fo:text-transform="uppercase" fo:color="#333333" style:font-name="Times New Roman" fo:font-size="12pt" fo:letter-spacing="normal" fo:language="ru" fo:country="RU" fo:font-style="normal" fo:font-weight="normal" officeooo:rsid="0012d281" officeooo:paragraph-rsid="0048d383" style:font-size-asian="12pt" style:font-size-complex="12pt"/>
    </style:style>
    <style:style style:name="P46" style:family="paragraph" style:parent-style-name="Standard">
      <style:text-properties officeooo:paragraph-rsid="00499f88"/>
    </style:style>
    <style:style style:name="P47" style:family="paragraph" style:parent-style-name="Standard">
      <style:text-properties officeooo:paragraph-rsid="004edc3a"/>
    </style:style>
    <style:style style:name="P48" style:family="paragraph" style:parent-style-name="Standard">
      <style:paragraph-properties fo:margin-top="0cm" fo:margin-bottom="0cm" style:contextual-spacing="false"/>
      <style:text-properties fo:color="#000000" style:font-name="Times New Roman" fo:font-size="12pt" fo:language="ru" fo:country="RU" officeooo:rsid="003d02a3" officeooo:paragraph-rsid="003d02a3" style:font-size-asian="12pt" style:font-size-complex="12pt"/>
    </style:style>
    <style:style style:name="P49" style:family="paragraph" style:parent-style-name="Standard">
      <style:paragraph-properties fo:margin-top="0cm" fo:margin-bottom="0cm" style:contextual-spacing="false"/>
      <style:text-properties fo:color="#000000" style:font-name="Times New Roman" fo:font-size="12pt" fo:language="ru" fo:country="RU" officeooo:rsid="00163796" officeooo:paragraph-rsid="004edc3a" style:font-size-asian="12pt" style:font-size-complex="12pt"/>
    </style:style>
    <style:style style:name="P50" style:family="paragraph" style:parent-style-name="Standard">
      <style:paragraph-properties fo:margin-top="0cm" fo:margin-bottom="0cm" style:contextual-spacing="false"/>
      <style:text-properties style:font-name="Times New Roman" fo:font-size="12pt" fo:language="ru" fo:country="RU" officeooo:rsid="001a5d38" officeooo:paragraph-rsid="004edc3a" style:font-size-asian="12pt" style:font-size-complex="12pt"/>
    </style:style>
    <style:style style:name="P51" style:family="paragraph" style:parent-style-name="Standard">
      <style:paragraph-properties fo:margin-left="0.053cm" fo:margin-right="0cm" fo:text-indent="0cm" style:auto-text-indent="false"/>
      <style:text-properties style:font-name="Times New Roman" fo:font-size="12pt" fo:language="ru" fo:country="RU" style:text-underline-style="solid" style:text-underline-width="auto" style:text-underline-color="font-color" officeooo:rsid="002bd1c1" officeooo:paragraph-rsid="002bd1c1" style:font-size-asian="12pt" style:font-size-complex="12pt"/>
    </style:style>
    <style:style style:name="P52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1aed06" officeooo:paragraph-rsid="0049b793" style:font-size-asian="12pt" style:font-size-complex="12pt"/>
    </style:style>
    <style:style style:name="P53" style:family="paragraph" style:parent-style-name="Text_20_body">
      <style:text-properties fo:language="ru" fo:country="RU" officeooo:paragraph-rsid="0048d383"/>
    </style:style>
    <style:style style:name="P54" style:family="paragraph" style:parent-style-name="Text_20_body">
      <style:text-properties style:font-name="Times New Roman" fo:font-size="12pt" style:font-size-asian="12pt" style:font-size-complex="12pt"/>
    </style:style>
    <style:style style:name="P55" style:family="paragraph" style:parent-style-name="Text_20_body">
      <style:text-properties style:font-name="Times New Roman" fo:font-size="12pt" fo:language="ru" fo:country="RU" officeooo:paragraph-rsid="0048d383" style:font-size-asian="12pt" style:font-size-complex="12pt"/>
    </style:style>
    <style:style style:name="P5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5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officeooo:paragraph-rsid="0049b793" style:font-size-asian="12pt" style:font-size-complex="12pt"/>
    </style:style>
    <style:style style:name="P5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163796" officeooo:paragraph-rsid="0049b793" style:font-size-asian="12pt" style:font-size-complex="12pt"/>
    </style:style>
    <style:style style:name="P59" style:family="paragraph" style:parent-style-name="Text_20_body">
      <style:paragraph-properties fo:margin-top="0cm" fo:margin-bottom="0cm" style:contextual-spacing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paragraph-rsid="003d02a3" style:font-size-asian="12pt" style:font-size-complex="12pt"/>
    </style:style>
    <style:style style:name="P60" style:family="paragraph" style:parent-style-name="Text_20_body">
      <style:paragraph-properties fo:margin-top="0cm" fo:margin-bottom="0cm" style:contextual-spacing="false"/>
      <style:text-properties fo:color="#000000" style:font-name="Times New Roman" fo:font-size="12pt" fo:language="ru" fo:country="RU" officeooo:rsid="00163796" officeooo:paragraph-rsid="004d56bf" style:font-size-asian="12pt" style:font-size-complex="12pt"/>
    </style:style>
    <style:style style:name="P61" style:family="paragraph" style:parent-style-name="Text_20_body">
      <style:paragraph-properties fo:margin-top="0cm" fo:margin-bottom="0cm" style:contextual-spacing="false"/>
      <style:text-properties fo:color="#000000" style:font-name="Times New Roman" fo:font-size="12pt" fo:language="ru" fo:country="RU" officeooo:rsid="00163796" officeooo:paragraph-rsid="004edc3a" style:font-size-asian="12pt" style:font-size-complex="12pt"/>
    </style:style>
    <style:style style:name="T1" style:family="text">
      <style:text-properties fo:language="ru" fo:country="RU" officeooo:rsid="0041fe81"/>
    </style:style>
    <style:style style:name="T2" style:family="text">
      <style:text-properties fo:language="ru" fo:country="RU" officeooo:rsid="001ad6f6"/>
    </style:style>
    <style:style style:name="T3" style:family="text">
      <style:text-properties fo:language="ru" fo:country="RU" officeooo:rsid="00163796"/>
    </style:style>
    <style:style style:name="T4" style:family="text">
      <style:text-properties fo:language="ru" fo:country="RU" officeooo:rsid="002b371b"/>
    </style:style>
    <style:style style:name="T5" style:family="text">
      <style:text-properties fo:language="ru" fo:country="RU" officeooo:rsid="0048d383"/>
    </style:style>
    <style:style style:name="T6" style:family="text">
      <style:text-properties fo:language="ru" fo:country="RU" officeooo:rsid="0048e4e3"/>
    </style:style>
    <style:style style:name="T7" style:family="text">
      <style:text-properties fo:language="ru" fo:country="RU" officeooo:rsid="0049b793"/>
    </style:style>
    <style:style style:name="T8" style:family="text">
      <style:text-properties fo:language="ru" fo:country="RU" officeooo:rsid="004b9a15"/>
    </style:style>
    <style:style style:name="T9" style:family="text">
      <style:text-properties fo:language="ru" fo:country="RU" officeooo:rsid="004d56bf"/>
    </style:style>
    <style:style style:name="T10" style:family="text">
      <style:text-properties officeooo:rsid="002bd1c1"/>
    </style:style>
    <style:style style:name="T11" style:family="text">
      <style:text-properties fo:language="en" fo:country="US" officeooo:rsid="002c007c"/>
    </style:style>
    <style:style style:name="T12" style:family="text">
      <style:text-properties fo:font-variant="normal" fo:text-transform="none" fo:color="#000000" fo:letter-spacing="normal" fo:language="ru" fo:country="RU" fo:font-style="normal" fo:font-weight="normal" officeooo:rsid="001fd2e3" style:font-weight-asian="normal" style:font-weight-complex="normal"/>
    </style:style>
    <style:style style:name="T13" style:family="text">
      <style:text-properties fo:font-variant="normal" fo:text-transform="none" fo:color="#000000" fo:letter-spacing="normal" fo:language="ru" fo:country="RU" fo:font-style="normal" fo:font-weight="normal" officeooo:rsid="0048d383" style:font-weight-asian="normal" style:font-weight-complex="normal"/>
    </style:style>
    <style:style style:name="T14" style:family="text">
      <style:text-properties fo:font-variant="normal" fo:text-transform="none" fo:color="#000000" fo:letter-spacing="normal" fo:language="ru" fo:country="RU" fo:font-style="normal" fo:font-weight="normal" officeooo:rsid="00483c12" style:font-weight-asian="normal" style:font-weight-complex="normal"/>
    </style:style>
    <style:style style:name="T15" style:family="text">
      <style:text-properties fo:font-variant="normal" fo:text-transform="none" fo:color="#000000" fo:letter-spacing="normal" fo:language="ru" fo:country="RU" fo:font-style="normal" fo:font-weight="normal" officeooo:rsid="003d02a3" style:font-weight-asian="normal" style:font-weight-complex="normal"/>
    </style:style>
    <style:style style:name="T16" style:family="text">
      <style:text-properties fo:font-variant="normal" fo:text-transform="none" fo:color="#000000" fo:letter-spacing="normal" fo:language="ru" fo:country="RU" fo:font-style="normal" fo:font-weight="normal" officeooo:rsid="0049b793" style:font-weight-asian="normal" style:font-weight-complex="normal"/>
    </style:style>
    <style:style style:name="T17" style:family="text">
      <style:text-properties fo:font-variant="normal" fo:text-transform="none" fo:color="#000000" fo:letter-spacing="normal" fo:font-style="normal" fo:font-weight="normal" officeooo:rsid="004b9a15"/>
    </style:style>
    <style:style style:name="T18" style:family="text">
      <style:text-properties fo:font-variant="normal" fo:text-transform="none" fo:color="#000000" fo:letter-spacing="normal" fo:font-style="normal" fo:font-weight="normal" officeooo:rsid="0050dbcd" style:font-weight-asian="normal" style:font-weight-complex="normal"/>
    </style:style>
    <style:style style:name="T19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 officeooo:rsid="004b9a15"/>
    </style:style>
    <style:style style:name="T20" style:family="text">
      <style:text-properties fo:font-variant="normal" fo:text-transform="none" fo:color="#000000" style:font-name="Times New Roman" fo:font-size="12pt" fo:letter-spacing="normal" fo:font-style="normal" fo:font-weight="normal" officeooo:rsid="00499f88" style:font-size-asian="12pt" style:font-size-complex="12pt"/>
    </style:style>
    <style:style style:name="T21" style:family="text">
      <style:text-properties fo:font-variant="normal" fo:text-transform="none" fo:color="#ffffff" fo:letter-spacing="normal" fo:font-style="normal" fo:font-weight="normal"/>
    </style:style>
    <style:style style:name="T22" style:family="text">
      <style:text-properties fo:font-variant="normal" fo:text-transform="none" fo:color="#ffffff" fo:letter-spacing="normal" fo:font-style="normal" fo:font-weight="normal" officeooo:rsid="00499f88"/>
    </style:style>
    <style:style style:name="T23" style:family="text">
      <style:text-properties fo:font-variant="normal" fo:text-transform="none" fo:color="#ffffff" fo:letter-spacing="normal" fo:font-style="normal" fo:font-weight="normal" officeooo:rsid="004d56bf"/>
    </style:style>
    <style:style style:name="T24" style:family="text">
      <style:text-properties fo:font-variant="normal" fo:text-transform="none" fo:letter-spacing="normal" fo:font-style="normal" style:text-underline-style="none" fo:font-weight="normal" officeooo:rsid="004d56bf"/>
    </style:style>
    <style:style style:name="T25" style:family="text">
      <style:text-properties fo:color="#000000"/>
    </style:style>
    <style:style style:name="T26" style:family="text">
      <style:text-properties fo:color="#000000" officeooo:rsid="0048e4e3"/>
    </style:style>
    <style:style style:name="T27" style:family="text">
      <style:text-properties fo:color="#000000" style:font-name="Times New Roman" fo:font-size="12pt" fo:language="ru" fo:country="RU" officeooo:rsid="00499f88" style:font-size-asian="12pt" style:font-size-complex="12pt"/>
    </style:style>
    <style:style style:name="T28" style:family="text">
      <style:text-properties officeooo:rsid="00483c12"/>
    </style:style>
    <style:style style:name="T29" style:family="text">
      <style:text-properties style:font-name="Times New Roman" fo:font-size="12pt" officeooo:rsid="00499f88" style:font-size-asian="12pt" style:font-size-complex="12pt"/>
    </style:style>
    <style:style style:name="T30" style:family="text">
      <style:text-properties fo:text-transform="uppercase" fo:color="#000000" fo:letter-spacing="normal" fo:language="ru" fo:country="RU" fo:font-style="normal" fo:font-weight="normal" officeooo:rsid="00163796"/>
    </style:style>
    <style:style style:name="T31" style:family="text">
      <style:text-properties fo:text-transform="uppercase" fo:color="#000000" fo:letter-spacing="normal" fo:language="ru" fo:country="RU" fo:font-style="normal" fo:font-weight="normal" officeooo:rsid="001ad6f6"/>
    </style:style>
    <style:style style:name="T32" style:family="text">
      <style:text-properties officeooo:rsid="001aed06"/>
    </style:style>
    <style:style style:name="T33" style:family="text">
      <style:text-properties officeooo:rsid="002b371b"/>
    </style:style>
    <style:style style:name="T34" style:family="text">
      <style:text-properties officeooo:rsid="0048d383"/>
    </style:style>
    <style:style style:name="T35" style:family="text">
      <style:text-properties officeooo:rsid="001ad6f6"/>
    </style:style>
    <style:style style:name="T36" style:family="text">
      <style:text-properties officeooo:rsid="002403d7"/>
    </style:style>
    <style:style style:name="T37" style:family="text">
      <style:text-properties officeooo:rsid="0026ae03"/>
    </style:style>
    <style:style style:name="T38" style:family="text">
      <style:text-properties officeooo:rsid="002c007c"/>
    </style:style>
    <style:style style:name="T39" style:family="text">
      <style:text-properties officeooo:rsid="0048e4e3"/>
    </style:style>
    <style:style style:name="T40" style:family="text">
      <style:text-properties officeooo:rsid="00499f88"/>
    </style:style>
    <style:style style:name="T41" style:family="text">
      <style:text-properties officeooo:rsid="0049b793"/>
    </style:style>
    <style:style style:name="T42" style:family="text">
      <style:text-properties officeooo:rsid="004b9a15"/>
    </style:style>
    <style:style style:name="T43" style:family="text">
      <style:text-properties officeooo:rsid="004d56bf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/>
      </text:list-level-style-bullet>
      <text:list-level-style-bullet text:level="2" text:style-name="Bullet_20_Symbols" style:num-suffix="." text:bullet-char="•">
        <style:list-level-properties text:space-before="1.535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6">Тиуртьева Анна Андреевна</text:p>
      <text:p text:style-name="P19"/>
      <text:p text:style-name="P19"/>
      <text:p text:style-name="P19">Специальность: <text:span text:style-name="T28">зубной врач</text:span></text:p>
      <text:p text:style-name="P18"><text:span text:style-name="T26">Образование:</text:span></text:p>
      <text:p text:style-name="P18"><text:span text:style-name="T25">Ярославский медицинский колледж по специальности "Зубной врач"</text:span>.</text:p>
      <text:p text:style-name="P20"><text:span text:style-name="T10">Г</text:span>од окончани<text:span text:style-name="T10">я </text:span>2002 г.</text:p>
      <text:p text:style-name="P22"/>
      <text:p text:style-name="P17"><text:s/>услуги</text:p>
      <text:p text:style-name="Standard">Лечение и восстановление зубов <text:span text:style-name="T9">любой сложности</text:span></text:p>
      <text:p text:style-name="Standard">Косметические реставрации зубов</text:p>
      <text:p text:style-name="Standard">Отбеливание зубов</text:p>
      <text:p text:style-name="Standard"><text:span text:style-name="T1">П</text:span>рофессиональная гигиена полости рта с применением современных методик и аппаратуры </text:p>
      <text:p text:style-name="P5"><text:span text:style-name="T40"/></text:p>
      <text:p text:style-name="P15"><text:span text:style-name="T40">Воронина Анна Павловна </text:span></text:p>
      <text:p text:style-name="P5"><text:span text:style-name="T40"/></text:p>
      <text:p text:style-name="P5"><text:span text:style-name="T40">Специальность: зубной врач</text:span></text:p>
      <text:p text:style-name="P47"><text:span text:style-name="T27">Образование: </text:span><text:span text:style-name="T20">Ярославское медицинское училище Северной железной дороги. Специализация «стоматология».</text:span><text:span text:style-name="T29"> </text:span></text:p>
      <text:p text:style-name="P2"><text:span text:style-name="T29">Год окончания: 1995г.</text:span></text:p>
      <text:p text:style-name="P5"/>
      <text:p text:style-name="P5"/>
      <text:p text:style-name="P47">Лечение и восстановление зубов <text:span text:style-name="T9">любой сложности</text:span></text:p>
      <text:p text:style-name="P47">Косметические реставрации зубов</text:p>
      <text:p text:style-name="P47">Отбеливание зубов</text:p>
      <text:p text:style-name="P47"><text:span text:style-name="T1">П</text:span>рофессиональная гигиена полости рта с применением современных методик и аппаратуры </text:p>
      <text:p text:style-name="P47"><text:span text:style-name="T21">т</text:span></text:p>
      <text:p text:style-name="P50"><text:span text:style-name="T21">т</text:span><text:span text:style-name="T19">Крайнова Ольга Алексеевна</text:span></text:p>
      <text:p text:style-name="P16"><text:span text:style-name="T42"/></text:p>
      <text:p text:style-name="P14"><text:span text:style-name="T42">Специальность: врач-стоматолог-терапевт, пародонтолог</text:span></text:p>
      <text:p text:style-name="P14"><text:span text:style-name="T42">Образование</text:span></text:p>
      <text:p text:style-name="P43"><text:span text:style-name="T8">- </text:span><text:span text:style-name="T3">Волгоградский государственный медицинский университет </text:span><text:span text:style-name="T8">Федерального агентства по здравоохранению и социальному развитию.</text:span></text:p>
      <text:p text:style-name="P31">ВРАЧ — стоматолог по специальности «Стоматология»</text:p>
      <text:p text:style-name="P10"><text:span text:style-name="T39">Год окончания — 2010г.</text:span></text:p>
      <text:p text:style-name="P31"><text:span text:style-name="T43">- </text:span>Ярославская государственная медицинская академия </text:p>
      <text:p text:style-name="P31">Стоматология общей практики</text:p>
      <text:p text:style-name="P10"><text:span text:style-name="T39">Год окончания — 2011г.</text:span></text:p>
      <text:p text:style-name="P10"><text:span text:style-name="T43">- ООО «Многопрофильная академия развития и технологий»</text:span></text:p>
      <text:p text:style-name="P10"><text:span text:style-name="T43">Стоматология хирургическая </text:span></text:p>
      <text:p text:style-name="P10"><text:span text:style-name="T43">Год окончания — 2019г.</text:span></text:p>
      <text:p text:style-name="P10"><text:span text:style-name="T43"/></text:p>
      <text:p text:style-name="P10"><text:span text:style-name="T43">- применение разнонаправленных методов лечения заболеваний тканей пародонта</text:span></text:p>
      <text:p text:style-name="P10"><text:span text:style-name="T43">- открытый и закрытый кюретаж</text:span></text:p>
      <text:p text:style-name="P10"><text:span text:style-name="T43">- лоскутные операции</text:span></text:p>
      <text:p text:style-name="P10"><text:span text:style-name="T43">- вестибулопластика (различные методики)</text:span></text:p>
      <text:p text:style-name="P10"><text:span text:style-name="T43">- эстетическое восстановление всех групп зубов.</text:span></text:p>
      <text:p text:style-name="P61"><text:span text:style-name="T24">- лечение зубов любой сложности</text:span></text:p>
      <text:p text:style-name="P49"><text:span text:style-name="T23">- терапевтическое лечение одонтогенного гайморита. </text:span></text:p>
      <text:p text:style-name="P24"/>
      <text:p text:style-name="P24"/>
      <text:p text:style-name="P51"><text:soft-page-break/>Неуймин Александр Евгеньевич</text:p>
      <text:p text:style-name="P25"/>
      <text:p text:style-name="P39"><text:span text:style-name="T12">Специальность <text:s/>: </text:span><text:span text:style-name="T13">В</text:span><text:span text:style-name="T12">рач</text:span><text:span text:style-name="T14">-</text:span><text:span text:style-name="T15">стоматолог</text:span><text:span text:style-name="T14">-</text:span><text:span text:style-name="T15">хирург, </text:span><text:span text:style-name="T14">имплантолог</text:span></text:p>
      <text:p text:style-name="P41"><text:span text:style-name="T16">Врач-стоматолог-ортопед</text:span></text:p>
      <text:p text:style-name="P35"><text:span text:style-name="T18">Образование:</text:span></text:p>
      <text:p text:style-name="P35"><text:span text:style-name="T18">Ярославский государственный медицинский университет</text:span></text:p>
      <text:p text:style-name="P32"><text:span text:style-name="T18">ВРАЧ — стоматолог по специальности «Стоматология»</text:span></text:p>
      <text:p text:style-name="P32"><text:span text:style-name="T18">Год окончания — 2014г.</text:span></text:p>
      <text:p text:style-name="P32"><text:span text:style-name="T18">ФГБОУ ВО Нижегородская государственная медицинская академия Минздрава России</text:span></text:p>
      <text:p text:style-name="P32"><text:span text:style-name="T18">Стоматология ортопедическая</text:span></text:p>
      <text:p text:style-name="P32"><text:span text:style-name="T18">Год окончания — 2016г.</text:span></text:p>
      <text:p text:style-name="P32"><text:span text:style-name="T18">ФГБОУ ВО Нижегородская государственная медицинская академия Минздрава России</text:span></text:p>
      <text:p text:style-name="P32"><text:span text:style-name="T18">Стоматология хирургическая</text:span></text:p>
      <text:p text:style-name="P32"><text:span text:style-name="T18">Год окончания — 2016г.</text:span></text:p>
      <text:p text:style-name="P32"><text:span text:style-name="T18"/></text:p>
      <text:p text:style-name="P35"><text:span text:style-name="T18"/></text:p>
      <text:p text:style-name="P21"><text:span text:style-name="T10"/></text:p>
      <text:p text:style-name="P23"/>
      <text:p text:style-name="P59"><text:span text:style-name="T28">классическая и комбинированная имплантация</text:span></text:p>
      <text:p text:style-name="P56">остеопластика</text:p>
      <text:p text:style-name="P56">синус-лифтинг</text:p>
      <text:p text:style-name="P56">направленная регенерация костной ткани</text:p>
      <text:p text:style-name="P56">простое и сложное удаление зубов</text:p>
      <text:p text:style-name="P56">оперативное и консервативное лечение тканей пародонта</text:p>
      <text:p text:style-name="P56">зубосохраняющие операции</text:p>
      <text:p text:style-name="P52"><text:span text:style-name="T41">в</text:span>се виды зубного протезирования и ортопедического лечения</text:p>
      <text:p text:style-name="P56"/>
      <text:p text:style-name="P48"/>
      <text:p text:style-name="P3"/>
      <text:p text:style-name="P3"/>
      <text:p text:style-name="P37">Черниченко Виктория Сергеевна</text:p>
      <text:p text:style-name="P45"/>
      <text:p text:style-name="P54"><text:span text:style-name="T5">Специальность: </text:span>Врач- стоматолог-<text:span text:style-name="T5">о</text:span>ртопед</text:p>
      <text:p text:style-name="P55"><text:span text:style-name="T39">Образование</text:span><text:span text:style-name="T34">:</text:span></text:p>
      <text:p text:style-name="P40"><text:span text:style-name="T30">- </text:span><text:span text:style-name="T31">с</text:span><text:span text:style-name="T2">моленская государственная медицинская академия </text:span></text:p>
      <text:p text:style-name="P26">ВРАЧ — стоматолог по специальности «Стоматология»</text:p>
      <text:p text:style-name="P26"><text:span text:style-name="T34">Год окончания - </text:span>20<text:span text:style-name="T35">07</text:span>г</text:p>
      <text:p text:style-name="P26">- <text:span text:style-name="T32">Смоленская государственная медицинская академия </text:span></text:p>
      <text:p text:style-name="P26">Стоматология ортопедическая</text:p>
      <text:p text:style-name="P26"><text:span text:style-name="T34">Год окончания — 2010г.</text:span></text:p>
      <text:p text:style-name="P26"/>
      <text:p text:style-name="P26"/>
      <text:p text:style-name="P26"/>
      <text:p text:style-name="P33"/>
      <text:p text:style-name="P44"><text:span text:style-name="T33"/></text:p>
      <text:p text:style-name="P44"><text:span text:style-name="T33">- </text:span><text:span text:style-name="T4">Функциональное и эстетическое протезирование зубов керамическими, безметалловыми конструкциями</text:span></text:p>
      <text:p text:style-name="P44"><text:span text:style-name="T4">- Керамические виниры и накладки </text:span><text:span text:style-name="T33">e-max</text:span></text:p>
      <text:p text:style-name="P44"><text:span text:style-name="T33">- </text:span><text:span text:style-name="T4">Коронки на диоксиде циркония</text:span></text:p>
      <text:p text:style-name="P34">- Работа с лицевой дугой и регулируемым артикулятором</text:p>
      <text:p text:style-name="P34">- Владение цифровыми методами изготовления ортопедических конструкций</text:p>
      <text:p text:style-name="P34"><text:soft-page-break/>- Сплинт-терапия</text:p>
      <text:p text:style-name="P34">- Протезирование на имплантах любой сложности</text:p>
      <text:p text:style-name="P6">- Протезирование с применением съемных и условно-съемных протезов</text:p>
      <text:p text:style-name="P6"/>
      <text:p text:style-name="P38"><text:span text:style-name="T36">Кр</text:span>айнов Константин Константинович</text:p>
      <text:p text:style-name="P45"/>
      <text:p text:style-name="Text_20_body"><text:span text:style-name="T5">Специальность: Врач-стоматолог-хирург, имплантолог</text:span></text:p>
      <text:p text:style-name="P53"><text:span text:style-name="T34">Врач-стоматолог-ортопед</text:span></text:p>
      <text:p text:style-name="Text_20_body"><text:span text:style-name="T6">Образование</text:span>:</text:p>
      <text:p text:style-name="P40"><text:span text:style-name="T30">- </text:span><text:span text:style-name="T3">Волгоградский государственный медицинский университет </text:span><text:span text:style-name="T9">Федерального агентства по здравоохранению и социальному развитию.</text:span></text:p>
      <text:p text:style-name="P26">ВРАЧ — стоматолог по специальности «Стоматология»</text:p>
      <text:p text:style-name="P27"><text:span text:style-name="T39">Год окончания — 2010г.</text:span></text:p>
      <text:p text:style-name="P26">- Ярославская государственная медицинская академия </text:p>
      <text:p text:style-name="P26">Стоматология общей практики</text:p>
      <text:p text:style-name="P27"><text:span text:style-name="T39">Год окончания — 2011г.</text:span></text:p>
      <text:p text:style-name="P26">- Северо-Западный государственный медицинский университет имени И.И. Мечникова </text:p>
      <text:p text:style-name="P26">Стоматология ортопедическая</text:p>
      <text:p text:style-name="P27"><text:span text:style-name="T39">Год окончания — 2013г.</text:span></text:p>
      <text:p text:style-name="P26">- Северо-Западный государственный медицинский университет имени И.И. Мечникова </text:p>
      <text:p text:style-name="P26">Стоматология хирургическая</text:p>
      <text:p text:style-name="P27"><text:span text:style-name="T39">Год окончания — 2014г.</text:span></text:p>
      <text:p text:style-name="P26">СПЕЦИАЛИЗАЦИЯ:</text:p>
      <text:p text:style-name="P26"/>
      <text:p text:style-name="P26">- Удаление зубов <text:span text:style-name="T37">любой сложности</text:span></text:p>
      <text:p text:style-name="P26">- Имплантация зубов</text:p>
      <text:p text:style-name="P26">- Операции по восстановлению костной ткани</text:p>
      <text:p text:style-name="P57"><text:s/><text:span text:style-name="T7">- О</text:span>стеопластика</text:p>
      <text:p text:style-name="P58"><text:s/><text:span text:style-name="T41">- С</text:span>инус-лифтинг</text:p>
      <text:p text:style-name="P26">- <text:span text:style-name="T32">Все виды зубного протезирования и ортопедического лечения <text:s/></text:span></text:p>
      <text:p text:style-name="P26">- <text:span text:style-name="T38">Э</text:span><text:span text:style-name="T33">стетическое протезирование зубов </text:span><text:span text:style-name="T38">(виниры </text:span><text:span text:style-name="T11">e-max)</text:span></text:p>
      <text:p text:style-name="P28"><text:span text:style-name="T41">- Ортодонтическое лечение <text:s/>с помощью элайнеров </text:span></text:p>
      <text:p text:style-name="P7"/>
      <text:p text:style-name="P3"/>
      <text:p text:style-name="P3"/>
      <text:p text:style-name="P3"/>
      <text:p text:style-name="P4"><text:span text:style-name="T40"/></text:p>
      <text:p text:style-name="P46"><text:span text:style-name="T22"/></text:p>
      <text:p text:style-name="P12"/>
      <text:p text:style-name="P11"><text:span text:style-name="T41">Бухтина Елена Сергеевна — администратор</text:span></text:p>
      <text:p text:style-name="P11"><text:span text:style-name="T41">Каликова Светлана Владимировна — администратор</text:span></text:p>
      <text:p text:style-name="P11"><text:span text:style-name="T41">Кундина Любовь Виниаминовна — старшая медсестра, ассистент стоматолога</text:span></text:p>
      <text:p text:style-name="P11"><text:span text:style-name="T41">Фролова Елена Валерьевна — ассистент стоматолога </text:span></text:p>
      <text:p text:style-name="P11"><text:span text:style-name="T41">Макова Анастасия Дмитриевна — ассистент стоматолога,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, sans-serif"/>
    <style:font-face style:name="KievitPro" svg:font-family="KievitPro, Helvetica, Roboto, Arial, sans-serif"/>
    <style:font-face style:name="Montserrat" svg:font-family="Montserrat, sans-serif"/>
    <style:font-face style:name="OpenSymbol" svg:font-family="OpenSymbol"/>
    <style:font-face style:name="Tahoma1" svg:font-family="Tahoma"/>
    <style:font-face style:name="inherit" svg:font-family="inherit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6H56M15S</meta:editing-duration>
    <meta:editing-cycles>40</meta:editing-cycles>
    <meta:generator>LibreOffice/3.6$Windows_x86 LibreOffice_project/2ef5aff-a6fb0ff-166bdff-cf087ad-0f1389</meta:generator>
    <dc:date>2021-03-08T19:05:02.98</dc:date>
    <meta:print-date>2020-03-13T13:51:00.06</meta:print-date>
    <meta:document-statistic meta:table-count="0" meta:image-count="0" meta:object-count="0" meta:page-count="3" meta:paragraph-count="106" meta:word-count="478" meta:character-count="4151" meta:non-whitespace-character-count="3761"/>
    <meta:user-defined meta:name="Info 1"/>
    <meta:user-defined meta:name="Info 2"/>
    <meta:user-defined meta:name="Info 3"/>
    <meta:user-defined meta:name="Info 4"/>
  </office:meta>
</office:document-meta>
</file>